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ing" svg:font-family="Timing" style:font-family-generic="roman" style:font-pitch="fixed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style:font-size-asian="11pt" style:font-size-complex="11pt"/>
    </style:style>
    <style:style style:name="P2" style:family="paragraph" style:parent-style-name="Standard">
      <style:text-properties style:font-name="Timing" fo:font-size="11pt" style:font-size-asian="11pt" style:font-size-complex="11pt"/>
    </style:style>
    <style:style style:name="P3" style:family="paragraph" style:parent-style-name="Standard">
      <style:text-properties style:font-name="Consolas" fo:font-size="11pt" style:font-size-asian="11pt" style:font-size-complex="11pt"/>
    </style:style>
    <style:style style:name="P4" style:family="paragraph" style:parent-style-name="Standard">
      <style:text-properties style:font-name="Timing" fo:font-size="11pt" style:font-size-asian="11pt" style:font-size-complex="11pt"/>
    </style:style>
    <style:style style:name="T1" style:family="text">
      <style:text-properties style:font-name="Timing"/>
    </style:style>
    <style:style style:name="T2" style:family="text">
      <style:text-properties style:font-name="Timing" fo:language="en" fo:country="US"/>
    </style:style>
    <style:style style:name="T3" style:family="text">
      <style:text-properties style:font-name="Timing" fo:font-size="11pt" style:font-size-asian="11pt" style:font-size-complex="11pt"/>
    </style:style>
    <style:style style:name="T4" style:family="text">
      <style:text-properties fo:language="en" fo:country="US"/>
    </style:style>
    <style:style style:name="T5" style:family="text">
      <style:text-properties style:font-name="Consolas" fo:font-size="11pt" fo:language="en" fo:country="US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<text:span text:style-name="T4">1</text:span>0NS<text:span text:style-name="T1"> <text:s text:c="11"/>| <text:s text:c="4"/>| <text:s text:c="4"/></text:span><text:span text:style-name="T2">|</text:span><text:span text:style-name="T1"> <text:s text:c="4"/>| <text:s text:c="4"/></text:span><text:span text:style-name="T2">| <text:s text:c="4"/></text:span><text:span text:style-name="T1">| <text:s text:c="4"/></text:span><text:span text:style-name="T2">| <text:s text:c="4"/>| <text:s text:c="4"/>| <text:s text:c="4"/>| <text:s text:c="8"/></text:span></text:p>
      <text:p text:style-name="P1"><text:span text:style-name="T4"><text:s/>clk</text:span> <text:s text:c="13"/><text:span text:style-name="T2">---/==\--/==\--/==\--/==\--/==\--/==\--/==\--/==\--/==\--</text:span></text:p>
      <text:p text:style-name="P1"><text:span text:style-name="T4"><text:s/>reset</text:span> <text:s text:c="11"/><text:span text:style-name="T2">/=====\--------------------------------------------------</text:span></text:p>
      <text:p text:style-name="P1"><text:span text:style-name="T4"><text:s/>pc[15:0] <text:s text:c="8"/></text:span><text:span text:style-name="T2">?????????)0000.)0001.......)0002.......)0003.......)0004.</text:span></text:p>
      <text:p text:style-name="P1"><text:span text:style-name="T4"><text:s/>ir[15:0] <text:s text:c="8"/></text:span><text:span text:style-name="T2">???????????????)0004.......)2005.......)1006.......)7000.</text:span></text:p>
      <text:p text:style-name="P1"><text:span text:style-name="T4"><text:s/>acc[15:0] <text:s text:c="7"/></text:span><text:span text:style-name="T2">?????????)0000.......)000A.......)000B...................</text:span></text:p>
      <text:p text:style-name="P1"><text:span text:style-name="T4"><text:s/>state <text:s text:c="11"/></text:span><text:span text:style-name="T2">???)INIT.)FETCH)EXEC.)FETCH)EXEC.)FETCH)EXEC.)FETCH)EXEC.</text:span></text:p>
      <text:p text:style-name="P1"><text:span text:style-name="T4"><text:s/>Ren <text:s/></text:span><text:s text:c="12"/><text:span text:style-name="T1">???</text:span><text:span text:style-name="T2">\-----/=============================\-----/=====\-----</text:span></text:p>
      <text:p text:style-name="P1"><text:span text:style-name="T4"><text:s/>Wen <text:s/></text:span><text:s text:c="12"/><text:span text:style-name="T1">???</text:span><text:span text:style-name="T2">\-----------------------------------/=====\-----------</text:span></text:p>
      <text:p text:style-name="P1"><text:span text:style-name="T4"><text:s/>address[11:0] <text:s text:c="3"/></text:span><text:span text:style-name="T2">?????????)000..)004..)001..)005..)002..)006..)003..)004..</text:span></text:p>
      <text:p text:style-name="P1"><text:span text:style-name="T4"><text:s/>read_data[15:0] <text:s/></text:span><text:span text:style-name="T2">????????????)0004.)000A.)2005.)0001.)1006.......)7000....</text:span></text:p>
      <text:p text:style-name="P1"><text:span text:style-name="T4"><text:s/>write_data[15:0] </text:span><text:span text:style-name="T2">?????????)0000.)0001.......)000A.)0002.)000B.)0003.)0004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ing" svg:font-family="Timing" style:font-family-generic="roman" style:font-pitch="fixed" style:font-charset="x-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l" fo:country="GR" style:letter-kerning="true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3-25T23:28:21.59</meta:creation-date>
    <dc:date>2010-05-27T20:27:54.68</dc:date>
    <meta:editing-duration>PT01H59M08S</meta:editing-duration>
    <meta:editing-cycles>19</meta:editing-cycles>
    <meta:generator>OpenOffice.org/3.2$Win32 OpenOffice.org_project/320m12$Build-9483</meta:generator>
    <dc:creator>Nikolaos Kavvadias</dc:creator>
    <meta:document-statistic meta:table-count="0" meta:image-count="0" meta:object-count="0" meta:page-count="1" meta:paragraph-count="12" meta:word-count="45" meta:character-count="906"/>
    <meta:user-defined meta:name="Πληροφορίες 1"/>
    <meta:user-defined meta:name="Πληροφορίες 2"/>
    <meta:user-defined meta:name="Πληροφορίες 3"/>
    <meta:user-defined meta:name="Πληροφορίες 4"/>
  </office:meta>
</office:document-meta>
</file>